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5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257.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06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transparent" style:rotation-align="none"/>
    </style:style>
    <style:style style:name="ce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transparent" style:rotation-align="none"/>
    </style:style>
    <style:style style:name="ce10" style:family="table-cell" style:parent-style-name="Default" style:data-style-name="N1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10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Note: only enter data in the white cells, not the grey cells!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ll blue- or violet-colored values are calculated by the spreadshe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ny that read "#DIV/0" are lacking data to calculate the value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INST100 -- D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0 -- Digital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Mastery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1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1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2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2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3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3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ject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Troubleshooting Penalty = 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3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];[.B12];[.B15];[.B18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10];[.K12];[.K15];[.K18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3];[.B16];[.B19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13];[.K16];[.K19])" office:value-type="percentage" office:value="1.01666666666667" calcext:value-type="percentage">
            <text:p>101.7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21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ject =</text:p>
          </table:table-cell>
          <table:table-cell table:style-name="ce11" table:formula="of:=AVERAGE([.K21])" office:value-type="percentage" office:value="1" calcext:value-type="percentage">
            <text:p>100.0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31] * [.B23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b Troubleshooting deduction =</text:p>
          </table:table-cell>
          <table:table-cell table:style-name="ce11" table:formula="of:=[.L31] * [.K23]" office:value-type="percentage" office:value="-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32] * [.B24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32] * [.K24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33] * IF([.B25]&gt;1;[.B25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33] * IF([.K25]&gt;1;[.K25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34] * ([.B26]-[.D26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34] * ([.K26]-[.M26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28] * [.B28]) + ([.C29] * [.B29]) + ([.C30] * [.B30]) + [.B31] + [.B32] + [.B33] + [.B34] + [.B35])" office:value-type="string" office:string-value="" calcext:value-type="error">
            <text:p>#DIV/0!</text:p>
          </table:table-cell>
          <table:table-cell table:style-name="ce19" table:formula="of:=IF([.B36]&gt;=95%;&quot;A&quot;;IF([.B36]&gt;=90%;&quot;A-&quot;;IF([.B36]&gt;=86%;&quot;B+&quot;;IF([.B36]&gt;=83%;&quot;B&quot;;IF([.B36]&gt;=80%;&quot;B-&quot;;IF([.B36]&gt;=76%;&quot;C+&quot;;IF([.B36]&gt;=73%;&quot;C&quot;;IF([.B36]&gt;=70%;&quot;C-&quot;;IF([.B36]&gt;=66%;&quot;D+&quot;;IF([.B36]&gt;=63%;&quot;D&quot;;IF([.B36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28] * [.K28]) + ([.L29] * [.K29]) + ([.L30] * [.K30]) + [.K31] + [.K32] + [.K33] + [.K34] + [.K35])" office:value-type="percentage" office:value="0.985" calcext:value-type="percentage">
            <text:p>98.50%</text:p>
          </table:table-cell>
          <table:table-cell table:style-name="ce19" table:formula="of:=IF([.K36]&gt;=95%;&quot;A&quot;;IF([.K36]&gt;=90%;&quot;A-&quot;;IF([.K36]&gt;=86%;&quot;B+&quot;;IF([.K36]&gt;=83%;&quot;B&quot;;IF([.K36]&gt;=80%;&quot;B-&quot;;IF([.K36]&gt;=76%;&quot;C+&quot;;IF([.K36]&gt;=73%;&quot;C&quot;;IF([.K36]&gt;=70%;&quot;C-&quot;;IF([.K36]&gt;=66%;&quot;D+&quot;;IF([.K36]&gt;=63%;&quot;D&quot;;IF([.K36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ST106 -- D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1 -- Motor Control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0.88" calcext:value-type="percentage">
            <text:p>88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41];[.K43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42])" office:value-type="percentage" office:value="0.88" calcext:value-type="percentage">
            <text:p>88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44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45])" office:value-type="percentage" office:value="1.05" calcext:value-type="percentage">
            <text:p>105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55] * [.K47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56] * IF([.K48]&gt;1;[.K48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57] * ([.K49]-[.M49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41];[.B43];[.B46];[.B4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51] * [.K51]) + ([.L52] * [.K52]) + ([.L53] * [.K53]) + ([.L54] * [.K54]) + [.K55] + [.K56] + [.K57] + [.K58])" office:value-type="percentage" office:value="0.983" calcext:value-type="percentage">
            <text:p>98.30%</text:p>
          </table:table-cell>
          <table:table-cell table:style-name="ce19" table:formula="of:=IF([.K59]&gt;=95%;&quot;A&quot;;IF([.K59]&gt;=90%;&quot;A-&quot;;IF([.K59]&gt;=86%;&quot;B+&quot;;IF([.K59]&gt;=83%;&quot;B&quot;;IF([.K59]&gt;=80%;&quot;B-&quot;;IF([.K59]&gt;=76%;&quot;C+&quot;;IF([.K59]&gt;=73%;&quot;C&quot;;IF([.K59]&gt;=70%;&quot;C-&quot;;IF([.K59]&gt;=66%;&quot;D+&quot;;IF([.K59]&gt;=63%;&quot;D&quot;;IF([.K59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44];[.B47];[.B50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52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62] * [.B54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63] * [.B55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2" office:value-type="string" calcext:value-type="string">
            <text:p>INST142 -- PLC Programming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64] * IF([.B56]&gt;1;[.B56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65] * ([.B57]-[.D57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59] * [.B59]) + ([.C60] * [.B60]) + ([.C61] * [.B61]) + [.B62] + [.B63] + [.B64] + [.B65] + [.B66])" office:value-type="string" office:string-value="" calcext:value-type="error">
            <text:p>#DIV/0!</text:p>
          </table:table-cell>
          <table:table-cell table:style-name="ce19" table:formula="of:=IF([.B67]&gt;=95%;&quot;A&quot;;IF([.B67]&gt;=90%;&quot;A-&quot;;IF([.B67]&gt;=86%;&quot;B+&quot;;IF([.B67]&gt;=83%;&quot;B&quot;;IF([.B67]&gt;=80%;&quot;B-&quot;;IF([.B67]&gt;=76%;&quot;C+&quot;;IF([.B67]&gt;=73%;&quot;C&quot;;IF([.B67]&gt;=70%;&quot;C-&quot;;IF([.B67]&gt;=66%;&quot;D+&quot;;IF([.B67]&gt;=63%;&quot;D&quot;;IF([.B67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.5" calcext:value-type="float">
            <text:p>0.5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0 -- A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2" calcext:value-type="float">
            <text:p>2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64];[.K66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65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67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68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78] * [.K70]" office:value-type="percentage" office:value="-0.005" calcext:value-type="percentage">
            <text:p>-0.5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79] * IF([.K71]&gt;1;[.K71]-1;0)" office:value-type="percentage" office:value="-0.01" calcext:value-type="percentage">
            <text:p>-1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80] * ([.K72]-[.M72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74] * [.K74]) + ([.L75] * [.K75]) + ([.L76] * [.K76]) + ([.L77] * [.K77]) + [.K78] + [.K79] + [.K80] + [.K81])" office:value-type="string" office:string-value="" calcext:value-type="error">
            <text:p>#DIV/0!</text:p>
          </table:table-cell>
          <table:table-cell table:style-name="ce19" table:formula="of:=IF([.K82]&gt;=95%;&quot;A&quot;;IF([.K82]&gt;=90%;&quot;A-&quot;;IF([.K82]&gt;=86%;&quot;B+&quot;;IF([.K82]&gt;=83%;&quot;B&quot;;IF([.K82]&gt;=80%;&quot;B-&quot;;IF([.K82]&gt;=76%;&quot;C+&quot;;IF([.K82]&gt;=73%;&quot;C&quot;;IF([.K82]&gt;=70%;&quot;C-&quot;;IF([.K82]&gt;=66%;&quot;D+&quot;;IF([.K82]&gt;=63%;&quot;D&quot;;IF([.K82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2" office:value-type="string" calcext:value-type="string">
            <text:p>INST143 -- PLC System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72];[.B74];[.B77];[.B80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75];[.B78];[.B8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83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93] * [.B85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zes failed (out of 10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94] * [.B86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95] * IF([.B87]&gt;1;[.B87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96] * ([.B88]-[.D88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87];[.K8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90] * [.B90]) + ([.C91] * [.B91]) + ([.C92] * [.B92]) + [.B93] + [.B94] + [.B95] + [.B96] + [.B97])" office:value-type="string" office:string-value="" calcext:value-type="error">
            <text:p>#DIV/0!</text:p>
          </table:table-cell>
          <table:table-cell table:style-name="ce19" table:formula="of:=IF([.B98]&gt;=95%;&quot;A&quot;;IF([.B98]&gt;=90%;&quot;A-&quot;;IF([.B98]&gt;=86%;&quot;B+&quot;;IF([.B98]&gt;=83%;&quot;B&quot;;IF([.B98]&gt;=80%;&quot;B-&quot;;IF([.B98]&gt;=76%;&quot;C+&quot;;IF([.B98]&gt;=73%;&quot;C&quot;;IF([.B98]&gt;=70%;&quot;C-&quot;;IF([.B98]&gt;=66%;&quot;D+&quot;;IF([.B98]&gt;=63%;&quot;D&quot;;IF([.B98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88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90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9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 deduction =</text:p>
          </table:table-cell>
          <table:table-cell table:style-name="ce12" table:formula="of:=[.L101] * [.K93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5 -- A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102] * IF([.K94]&gt;1;[.K94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103] * ([.K95]-[.M95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97] * [.K97]) + ([.L98] * [.K98]) + ([.L99] * [.K99]) + ([.L100] * [.K100]) + [.K101] + [.K102] + [.K103] + [.K104])" office:value-type="string" office:string-value="" calcext:value-type="error">
            <text:p>#DIV/0!</text:p>
          </table:table-cell>
          <table:table-cell table:style-name="ce19" table:formula="of:=IF([.K105]&gt;=95%;&quot;A&quot;;IF([.K105]&gt;=90%;&quot;A-&quot;;IF([.K105]&gt;=86%;&quot;B+&quot;;IF([.K105]&gt;=83%;&quot;B&quot;;IF([.K105]&gt;=80%;&quot;B-&quot;;IF([.K105]&gt;=76%;&quot;C+&quot;;IF([.K105]&gt;=73%;&quot;C&quot;;IF([.K105]&gt;=70%;&quot;C-&quot;;IF([.K105]&gt;=66%;&quot;D+&quot;;IF([.K105]&gt;=63%;&quot;D&quot;;IF([.K105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3];[.B105];[.B108];[.B111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06];[.B109];[.B112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114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124] * [.B116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125] * [.B11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126] * IF([.B118]&gt;1;[.B11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127] * ([.B119]-[.D11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121] * [.B121]) + ([.C122] * [.B122]) + ([.C123] * [.B123]) + [.B124] + [.B125] + [.B126] + [.B127] + [.B128])" office:value-type="string" office:string-value="" calcext:value-type="error">
            <text:p>#DIV/0!</text:p>
          </table:table-cell>
          <table:table-cell table:style-name="ce19" table:formula="of:=IF([.B129]&gt;=95%;&quot;A&quot;;IF([.B129]&gt;=90%;&quot;A-&quot;;IF([.B129]&gt;=86%;&quot;B+&quot;;IF([.B129]&gt;=83%;&quot;B&quot;;IF([.B129]&gt;=80%;&quot;B-&quot;;IF([.B129]&gt;=76%;&quot;C+&quot;;IF([.B129]&gt;=73%;&quot;C&quot;;IF([.B129]&gt;=70%;&quot;C-&quot;;IF([.B129]&gt;=66%;&quot;D+&quot;;IF([.B129]&gt;=63%;&quot;D&quot;;IF([.B12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 style:data-style-name="N2" text:time-value="09:34:35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uphaldt</meta:initial-creator>
    <meta:creation-date>2015-12-01T16:18:32</meta:creation-date>
    <dc:date>2018-05-23T09:35:04.171000000</dc:date>
    <meta:generator>LibreOffice/6.0.3.2$Windows_X86_64 LibreOffice_project/8f48d515416608e3a835360314dac7e47fd0b821</meta:generator>
    <meta:editing-duration>PT13M5S</meta:editing-duration>
    <meta:editing-cycles>6</meta:editing-cycles>
    <meta:document-statistic meta:table-count="1" meta:cell-count="415" meta:object-count="0"/>
    <meta:user-defined meta:name="AppVersion">16.0300</meta:user-defined>
    <meta:user-defined meta:name="Company">Bellingham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